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heritedWarnStubs.should_execute_successfully_on_warn_stubs_inherited_from_base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Test.session_does_not_check_for_strict_stubs_on_test_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nientMockitoSettings.should_not_throw_on_potential_stubbing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nessTest.session_can_retrieve_strictness_from_parent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nessTest.session_checks_for_strict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nessTest.executionFinished( TestIdentifier testIdentifier , TestExecutionResult testExecution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stedStrictStubs.should_throw_an_exception_on_strict_stubs_in_a_nested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DefaultUsesStrictStubs.should_throw_an_exception_on_strict_stubs_configured_by_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Test.inherits_strictness_from_base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nessTest.session_retrieves_closest_strictness_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Stubs.should_throw_an_exception_on_strict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Test.by_default_configures_strict_stubs_in_ru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nessTest.use_strictness_from_settings_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StubsNotReportedOnTestFailure.should_not_throw_exception_on_strict_stubs_because_of_test_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nessTest.invokeTestClassAndRetrieveMethodResult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ildConfiguredWarnStubs.should_throw_an_exception_on_strict_stubs_in_a_nested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